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0.821cm" fo:margin-left="0cm" fo:margin-right="2.387cm" table:align="margins"/>
    </style:style>
    <style:style style:name="Таблица1.A" style:family="table-column">
      <style:table-column-properties style:column-width="1.573cm" style:rel-column-width="9528*"/>
    </style:style>
    <style:style style:name="Таблица1.B" style:family="table-column">
      <style:table-column-properties style:column-width="1.27cm" style:rel-column-width="7691*"/>
    </style:style>
    <style:style style:name="Таблица1.C" style:family="table-column">
      <style:table-column-properties style:column-width="1.84cm" style:rel-column-width="11141*"/>
    </style:style>
    <style:style style:name="Таблица1.D" style:family="table-column">
      <style:table-column-properties style:column-width="1.459cm" style:rel-column-width="8834*"/>
    </style:style>
    <style:style style:name="Таблица1.E" style:family="table-column">
      <style:table-column-properties style:column-width="1.792cm" style:rel-column-width="10853*"/>
    </style:style>
    <style:style style:name="Таблица1.F" style:family="table-column">
      <style:table-column-properties style:column-width="1.448cm" style:rel-column-width="8770*"/>
    </style:style>
    <style:style style:name="Таблица1.G" style:family="table-column">
      <style:table-column-properties style:column-width="0.797cm" style:rel-column-width="4828*"/>
    </style:style>
    <style:style style:name="Таблица1.H" style:family="table-column">
      <style:table-column-properties style:column-width="0.642cm" style:rel-column-width="3890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5.592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2.9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72cm" fo:margin-left="0cm" fo:margin-right="0cm" table:align="margins"/>
    </style:style>
    <style:style style:name="Table4.A" style:family="table-column">
      <style:table-column-properties style:column-width="3.942cm" style:rel-column-width="13101*"/>
    </style:style>
    <style:style style:name="Table4.B" style:family="table-column">
      <style:table-column-properties style:column-width="1.859cm" style:rel-column-width="6178*"/>
    </style:style>
    <style:style style:name="Table4.C" style:family="table-column">
      <style:table-column-properties style:column-width="1.494cm" style:rel-column-width="4964*"/>
    </style:style>
    <style:style style:name="Table4.D" style:family="table-column">
      <style:table-column-properties style:column-width="1.512cm" style:rel-column-width="5023*"/>
    </style:style>
    <style:style style:name="Table4.E" style:family="table-column">
      <style:table-column-properties style:column-width="10.913cm" style:rel-column-width="3626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2.095cm" table:align="left"/>
    </style:style>
    <style:style style:name="Table5.A" style:family="table-column">
      <style:table-column-properties style:column-width="1.783cm"/>
    </style:style>
    <style:style style:name="Table5.B" style:family="table-column">
      <style:table-column-properties style:column-width="1.337cm"/>
    </style:style>
    <style:style style:name="Table5.C" style:family="table-column">
      <style:table-column-properties style:column-width="2.979cm"/>
    </style:style>
    <style:style style:name="Table5.D" style:family="table-column">
      <style:table-column-properties style:column-width="4.038cm"/>
    </style:style>
    <style:style style:name="Table5.E" style:family="table-column">
      <style:table-column-properties style:column-width="1.95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text-properties fo:font-size="9pt"/>
    </style:style>
    <style:style style:name="P2" style:family="paragraph" style:parent-style-name="Normal">
      <style:text-properties fo:font-size="9pt" fo:font-style="italic" style:text-underline-style="solid" style:text-underline-width="auto" style:text-underline-color="font-color" fo:font-weight="normal"/>
    </style:style>
    <style:style style:name="P3" style:family="paragraph" style:parent-style-name="Normal">
      <style:text-properties fo:font-size="9pt" fo:font-style="italic" style:text-underline-style="solid" style:text-underline-width="auto" style:text-underline-color="font-color" fo:font-weight="normal" officeooo:paragraph-rsid="00732234"/>
    </style:style>
    <style:style style:name="P4" style:family="paragraph" style:parent-style-name="Normal">
      <style:text-properties fo:font-size="9pt" fo:font-style="italic" style:text-underline-style="solid" style:text-underline-width="auto" style:text-underline-color="font-color" fo:font-weight="bold"/>
    </style:style>
    <style:style style:name="P5" style:family="paragraph" style:parent-style-name="Normal">
      <style:text-properties fo:font-size="9pt" style:font-size-asian="9pt" style:font-size-complex="9pt"/>
    </style:style>
    <style:style style:name="P6" style:family="paragraph" style:parent-style-name="Normal">
      <style:text-properties fo:font-size="9pt" style:text-underline-style="solid" style:text-underline-width="auto" style:text-underline-color="font-color"/>
    </style:style>
    <style:style style:name="P7" style:family="paragraph" style:parent-style-name="Normal">
      <style:text-properties fo:font-size="8pt"/>
    </style:style>
    <style:style style:name="P8" style:family="paragraph" style:parent-style-name="Normal">
      <style:text-properties fo:font-size="8pt" fo:font-weight="normal"/>
    </style:style>
    <style:style style:name="P9" style:family="paragraph" style:parent-style-name="Normal">
      <style:text-properties fo:font-size="8pt" fo:font-weight="normal" officeooo:rsid="001d8b89" officeooo:paragraph-rsid="001d8b89" style:font-size-asian="8pt" style:font-size-complex="8pt"/>
    </style:style>
    <style:style style:name="P10" style:family="paragraph" style:parent-style-name="Normal">
      <style:text-properties fo:font-size="8pt" fo:font-weight="normal" officeooo:paragraph-rsid="00401368"/>
    </style:style>
    <style:style style:name="P11" style:family="paragraph" style:parent-style-name="Normal">
      <style:text-properties fo:font-size="8pt" fo:font-style="italic" style:text-underline-style="solid" style:text-underline-width="auto" style:text-underline-color="font-color" fo:font-weight="normal"/>
    </style:style>
    <style:style style:name="P12" style:family="paragraph" style:parent-style-name="Normal">
      <style:text-properties fo:font-size="8pt" style:text-underline-style="none" fo:font-weight="normal"/>
    </style:style>
    <style:style style:name="P13" style:family="paragraph" style:parent-style-name="Normal">
      <style:text-properties fo:font-size="8pt" fo:font-style="normal" style:text-underline-style="none" fo:font-weight="normal" style:font-style-asian="normal" style:font-style-complex="normal"/>
    </style:style>
    <style:style style:name="P14" style:family="paragraph" style:parent-style-name="Normal">
      <style:text-properties fo:font-size="8pt" fo:font-style="normal" style:text-underline-style="none" fo:font-weight="normal" officeooo:paragraph-rsid="0088085e" style:font-style-asian="normal" style:font-style-complex="normal"/>
    </style:style>
    <style:style style:name="P15" style:family="paragraph" style:parent-style-name="Normal">
      <style:text-properties fo:font-size="8pt" fo:font-style="normal" style:text-underline-style="none" fo:font-weight="normal" officeooo:paragraph-rsid="0095225f" style:font-style-asian="normal" style:font-style-complex="normal"/>
    </style:style>
    <style:style style:name="P16" style:family="paragraph" style:parent-style-name="Normal">
      <style:text-properties fo:font-size="8pt" fo:font-style="normal" style:text-underline-style="none" fo:font-weight="normal" officeooo:rsid="009693bb" officeooo:paragraph-rsid="009693bb" style:font-style-asian="normal" style:font-style-complex="normal"/>
    </style:style>
    <style:style style:name="P17" style:family="paragraph" style:parent-style-name="Normal">
      <style:text-properties fo:font-size="8pt" officeooo:rsid="00261195" officeooo:paragraph-rsid="00261195"/>
    </style:style>
    <style:style style:name="P18" style:family="paragraph" style:parent-style-name="Normal">
      <style:text-properties fo:font-size="8pt" officeooo:paragraph-rsid="00732234"/>
    </style:style>
    <style:style style:name="P19" style:family="paragraph" style:parent-style-name="Normal">
      <style:text-properties fo:font-size="8pt" fo:language="ru" fo:country="RU" fo:font-weight="normal" officeooo:rsid="009cf1f8" officeooo:paragraph-rsid="009cf1f8"/>
    </style:style>
    <style:style style:name="P20" style:family="paragraph" style:parent-style-name="Normal">
      <style:text-properties fo:font-size="8pt" fo:language="ru" fo:country="RU" fo:font-weight="normal" officeooo:rsid="009ed9b0" officeooo:paragraph-rsid="009ed9b0"/>
    </style:style>
    <style:style style:name="P21" style:family="paragraph" style:parent-style-name="Normal">
      <style:paragraph-properties fo:break-before="page"/>
      <style:text-properties fo:font-size="8pt"/>
    </style:style>
    <style:style style:name="P22" style:family="paragraph" style:parent-style-name="Normal">
      <style:paragraph-properties fo:break-before="page"/>
      <style:text-properties fo:font-size="8pt" officeooo:rsid="00261195" officeooo:paragraph-rsid="00261195"/>
    </style:style>
    <style:style style:name="P23" style:family="paragraph" style:parent-style-name="Normal">
      <style:paragraph-properties fo:text-align="center" style:justify-single-word="false" fo:break-before="page"/>
      <style:text-properties fo:font-size="8pt" officeooo:paragraph-rsid="00732234"/>
    </style:style>
    <style:style style:name="P24" style:family="paragraph" style:parent-style-name="Normal">
      <style:paragraph-properties fo:break-before="page"/>
      <style:text-properties fo:font-size="8pt" officeooo:paragraph-rsid="00732234"/>
    </style:style>
    <style:style style:name="P25" style:family="paragraph" style:parent-style-name="Normal">
      <style:paragraph-properties fo:break-before="page"/>
      <style:text-properties fo:font-size="8pt" fo:font-weight="normal" officeooo:rsid="001d8b89" officeooo:paragraph-rsid="001d8b89" style:font-size-asian="8pt" style:font-size-complex="8pt"/>
    </style:style>
    <style:style style:name="P26" style:family="paragraph" style:parent-style-name="Normal">
      <style:paragraph-properties fo:break-before="page"/>
      <style:text-properties fo:font-size="9pt" style:font-size-asian="9pt" style:font-size-complex="9pt"/>
    </style:style>
    <style:style style:name="P27" style:family="paragraph" style:parent-style-name="Standard">
      <style:paragraph-properties fo:break-before="page"/>
      <style:text-properties style:font-name="Liberation Serif" fo:font-size="8pt" fo:font-weight="normal" officeooo:rsid="003c4345" officeooo:paragraph-rsid="002c10f7"/>
    </style:style>
    <style:style style:name="P28" style:family="paragraph" style:parent-style-name="Standard">
      <style:paragraph-properties fo:break-before="page"/>
      <style:text-properties fo:font-size="8pt" fo:font-weight="normal" officeooo:rsid="002c10f7" officeooo:paragraph-rsid="007b27b8"/>
    </style:style>
    <style:style style:name="P29" style:family="paragraph" style:parent-style-name="Standard">
      <style:text-properties officeooo:paragraph-rsid="00732234"/>
    </style:style>
    <style:style style:name="P30" style:family="paragraph" style:parent-style-name="Standard">
      <style:text-properties style:font-name="Liberation Serif" fo:font-size="8pt" fo:font-weight="normal" officeooo:rsid="003c4345" officeooo:paragraph-rsid="007b27b8" style:font-size-asian="8pt" style:font-size-complex="8pt"/>
    </style:style>
    <style:style style:name="P31" style:family="paragraph" style:parent-style-name="Standard">
      <style:text-properties style:font-name="Liberation Serif" fo:font-size="8pt" fo:font-weight="normal" officeooo:rsid="003a5c79" officeooo:paragraph-rsid="007b27b8"/>
    </style:style>
    <style:style style:name="P32" style:family="paragraph" style:parent-style-name="Standard">
      <style:text-properties style:font-name="Liberation Serif" fo:font-size="8pt" fo:font-weight="normal" officeooo:rsid="003c4345" officeooo:paragraph-rsid="007b27b8"/>
    </style:style>
    <style:style style:name="P33" style:family="paragraph" style:parent-style-name="Standard">
      <style:text-properties fo:font-size="8pt" fo:font-weight="normal" officeooo:rsid="002c10f7" officeooo:paragraph-rsid="007b27b8"/>
    </style:style>
    <style:style style:name="P34" style:family="paragraph" style:parent-style-name="Standard">
      <style:text-properties fo:font-size="8pt" fo:font-weight="normal" officeooo:rsid="002ee8b5" officeooo:paragraph-rsid="007b27b8"/>
    </style:style>
    <style:style style:name="P35" style:family="paragraph" style:parent-style-name="Standard">
      <style:text-properties fo:font-size="8pt" fo:font-weight="normal" officeooo:rsid="00348aa9" officeooo:paragraph-rsid="007b27b8"/>
    </style:style>
    <style:style style:name="P36" style:family="paragraph" style:parent-style-name="Standard">
      <style:text-properties fo:font-size="8pt" fo:font-weight="normal" officeooo:rsid="0039b00f" officeooo:paragraph-rsid="007b27b8"/>
    </style:style>
    <style:style style:name="P37" style:family="paragraph" style:parent-style-name="Standard">
      <style:text-properties fo:font-size="8pt" fo:font-weight="normal" officeooo:rsid="00a02e9c" officeooo:paragraph-rsid="00a02e9c"/>
    </style:style>
    <style:style style:name="P38" style:family="paragraph" style:parent-style-name="Standard">
      <style:text-properties officeooo:paragraph-rsid="007b27b8"/>
    </style:style>
    <style:style style:name="P39" style:family="paragraph" style:parent-style-name="Normal">
      <style:paragraph-properties fo:text-align="center" style:justify-single-word="false" fo:break-before="column"/>
      <style:text-properties fo:font-size="8pt" officeooo:paragraph-rsid="00732234"/>
    </style:style>
    <style:style style:name="P40" style:family="paragraph" style:parent-style-name="Normal">
      <style:text-properties fo:font-size="8pt" style:text-underline-style="none" fo:font-weight="normal" officeooo:paragraph-rsid="00a6591c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54e72e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742712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76b254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7ba8a6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weight-asian="bold" style:font-weight-complex="bold"/>
    </style:style>
    <style:style style:name="T9" style:family="text">
      <style:text-properties fo:font-style="italic" fo:font-weight="bold" officeooo:rsid="005a8cba" style:font-size-asian="8pt" style:font-style-asian="italic" style:font-weight-asian="bold" style:font-size-complex="8pt" style:font-style-complex="italic" style:font-weight-complex="bold"/>
    </style:style>
    <style:style style:name="T10" style:family="text">
      <style:text-properties fo:font-style="italic" fo:font-weight="bold" officeooo:rsid="006060c4" style:font-size-asian="8pt" style:font-style-asian="italic" style:font-weight-asian="bold" style:font-size-complex="8pt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31fc48" style:font-style-asian="italic" style:font-style-complex="italic"/>
    </style:style>
    <style:style style:name="T13" style:family="text">
      <style:text-properties fo:font-style="italic" officeooo:rsid="00307934" style:font-style-asian="italic" style:font-style-complex="italic"/>
    </style:style>
    <style:style style:name="T14" style:family="text">
      <style:text-properties fo:font-style="italic" officeooo:rsid="007814ac" style:font-style-asian="italic" style:font-weight-asian="normal" style:font-style-complex="italic" style:font-weight-complex="normal"/>
    </style:style>
    <style:style style:name="T15" style:family="text">
      <style:text-properties fo:font-style="italic" officeooo:rsid="006060c4" style:font-size-asian="8pt" style:font-style-asian="italic" style:font-weight-asian="normal" style:font-size-complex="8pt" style:font-style-complex="italic" style:font-weight-complex="normal"/>
    </style:style>
    <style:style style:name="T16" style:family="text">
      <style:text-properties style:font-name="Liberation Serif1" fo:font-size="8pt" fo:font-style="normal" style:text-underline-style="none" style:font-style-asian="normal" style:font-style-complex="normal"/>
    </style:style>
    <style:style style:name="T17" style:family="text">
      <style:text-properties style:font-name="Liberation Serif1" fo:font-style="normal" style:text-underline-style="none" style:font-style-asian="normal" style:font-style-complex="normal"/>
    </style:style>
    <style:style style:name="T18" style:family="text">
      <style:text-properties fo:font-size="10pt"/>
    </style:style>
    <style:style style:name="T19" style:family="text">
      <style:text-properties fo:font-size="10pt" fo:font-style="italic" fo:font-weight="normal"/>
    </style:style>
    <style:style style:name="T20" style:family="text">
      <style:text-properties fo:font-size="10pt" fo:font-style="italic" style:text-underline-style="solid" style:text-underline-width="auto" style:text-underline-color="font-color" fo:font-weight="normal"/>
    </style:style>
    <style:style style:name="T21" style:family="text">
      <style:text-properties fo:font-weight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07934" style:font-weight-asian="bold" style:font-weight-complex="bold"/>
    </style:style>
    <style:style style:name="T24" style:family="text">
      <style:text-properties fo:font-weight="bold" officeooo:rsid="0031fc48" style:font-weight-asian="bold" style:font-weight-complex="bold"/>
    </style:style>
    <style:style style:name="T25" style:family="text">
      <style:text-properties fo:font-weight="norm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font-size="8pt" fo:font-weight="normal"/>
    </style:style>
    <style:style style:name="T28" style:family="text">
      <style:text-properties fo:font-size="8pt" fo:font-weight="normal" officeooo:rsid="00341c98"/>
    </style:style>
    <style:style style:name="T29" style:family="text">
      <style:text-properties fo:font-size="8pt" fo:font-weight="normal" officeooo:rsid="002c10f7"/>
    </style:style>
    <style:style style:name="T30" style:family="text">
      <style:text-properties fo:font-size="8pt" fo:font-weight="normal" officeooo:rsid="0045ae1a"/>
    </style:style>
    <style:style style:name="T31" style:family="text">
      <style:text-properties fo:font-size="8pt" fo:font-weight="normal" officeooo:rsid="002c591d"/>
    </style:style>
    <style:style style:name="T32" style:family="text">
      <style:text-properties fo:font-size="8pt" fo:font-weight="bold"/>
    </style:style>
    <style:style style:name="T33" style:family="text">
      <style:text-properties fo:font-size="8pt" style:text-underline-style="none" fo:font-weight="normal"/>
    </style:style>
    <style:style style:name="T34" style:family="text">
      <style:text-properties fo:font-size="8pt" style:text-underline-style="none" fo:font-weight="bold"/>
    </style:style>
    <style:style style:name="T35" style:family="text">
      <style:text-properties fo:font-size="8pt" fo:font-style="normal" style:text-underline-style="none" style:font-style-asian="normal" style:font-style-complex="normal"/>
    </style:style>
    <style:style style:name="T36" style:family="text">
      <style:text-properties fo:font-size="8pt" fo:font-style="normal" style:text-underline-style="none" fo:font-weight="bold" style:font-style-asian="normal" style:font-style-complex="normal"/>
    </style:style>
    <style:style style:name="T37" style:family="text">
      <style:text-properties fo:font-size="8pt" fo:language="ru" fo:country="RU" fo:font-weight="normal" officeooo:rsid="0045ae1a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fo:font-weight="normal"/>
    </style:style>
    <style:style style:name="T40" style:family="text">
      <style:text-properties fo:font-style="normal" style:text-underline-style="none" style:font-style-asian="normal" style:font-style-complex="normal"/>
    </style:style>
    <style:style style:name="T41" style:family="text">
      <style:text-properties fo:font-style="normal" officeooo:rsid="006060c4" style:font-size-asian="8pt" style:font-style-asian="normal" style:font-weight-asian="normal" style:font-size-complex="8pt" style:font-style-complex="normal" style:font-weight-complex="normal"/>
    </style:style>
    <style:style style:name="T42" style:family="text">
      <style:text-properties fo:font-style="normal" officeooo:rsid="00624447" style:font-size-asian="8pt" style:font-style-asian="normal" style:font-weight-asian="normal" style:font-size-complex="8pt" style:font-style-complex="normal" style:font-weight-complex="normal"/>
    </style:style>
    <style:style style:name="T43" style:family="text">
      <style:text-properties fo:font-style="normal" officeooo:rsid="00634440" style:font-size-asian="8pt" style:font-style-asian="normal" style:font-weight-asian="normal" style:font-size-complex="8pt" style:font-style-complex="normal" style:font-weight-complex="normal"/>
    </style:style>
    <style:style style:name="T44" style:family="text">
      <style:text-properties fo:font-style="normal" style:text-underline-style="solid" style:text-underline-width="auto" style:text-underline-color="font-color" officeooo:rsid="006060c4" style:font-size-asian="8pt" style:font-style-asian="normal" style:font-weight-asian="normal" style:font-size-complex="8pt" style:font-style-complex="normal" style:font-weight-complex="normal"/>
    </style:style>
    <style:style style:name="T45" style:family="text">
      <style:text-properties officeooo:rsid="00103299"/>
    </style:style>
    <style:style style:name="T46" style:family="text">
      <style:text-properties officeooo:rsid="0023b26d"/>
    </style:style>
    <style:style style:name="T47" style:family="text">
      <style:text-properties officeooo:rsid="0024e739"/>
    </style:style>
    <style:style style:name="T48" style:family="text">
      <style:text-properties officeooo:rsid="00268433"/>
    </style:style>
    <style:style style:name="T49" style:family="text">
      <style:text-properties officeooo:rsid="002a897f"/>
    </style:style>
    <style:style style:name="T50" style:family="text">
      <style:text-properties officeooo:rsid="002c591d"/>
    </style:style>
    <style:style style:name="T51" style:family="text">
      <style:text-properties officeooo:rsid="00307934"/>
    </style:style>
    <style:style style:name="T52" style:family="text">
      <style:text-properties officeooo:rsid="0031fc48"/>
    </style:style>
    <style:style style:name="T53" style:family="text">
      <style:text-properties officeooo:rsid="00363b4e"/>
    </style:style>
    <style:style style:name="T54" style:family="text">
      <style:text-properties officeooo:rsid="0037d3cf"/>
    </style:style>
    <style:style style:name="T55" style:family="text">
      <style:text-properties officeooo:rsid="00399154"/>
    </style:style>
    <style:style style:name="T56" style:family="text">
      <style:text-properties officeooo:rsid="003aa2f5"/>
    </style:style>
    <style:style style:name="T57" style:family="text">
      <style:text-properties officeooo:rsid="003bb5b4"/>
    </style:style>
    <style:style style:name="T58" style:family="text">
      <style:text-properties officeooo:rsid="003d1086"/>
    </style:style>
    <style:style style:name="T59" style:family="text">
      <style:text-properties officeooo:rsid="003e56dd"/>
    </style:style>
    <style:style style:name="T60" style:family="text">
      <style:text-properties officeooo:rsid="003f7458"/>
    </style:style>
    <style:style style:name="T61" style:family="text">
      <style:text-properties officeooo:rsid="0054e72e"/>
    </style:style>
    <style:style style:name="T62" style:family="text">
      <style:text-properties fo:font-size="7pt" officeooo:rsid="0054e72e" style:font-size-asian="7pt" style:font-size-complex="7pt"/>
    </style:style>
    <style:style style:name="T63" style:family="text">
      <style:text-properties fo:font-size="7pt" officeooo:rsid="005613c8" style:font-size-asian="7pt" style:font-size-complex="7pt"/>
    </style:style>
    <style:style style:name="T64" style:family="text">
      <style:text-properties fo:font-size="7pt" officeooo:rsid="005955e4" style:font-size-asian="7pt" style:font-size-complex="7pt"/>
    </style:style>
    <style:style style:name="T65" style:family="text">
      <style:text-properties fo:font-size="7pt" fo:font-weight="bold" officeooo:rsid="005cb282" style:font-size-asian="7pt" style:font-weight-asian="bold" style:font-size-complex="7pt" style:font-weight-complex="bold"/>
    </style:style>
    <style:style style:name="T66" style:family="text">
      <style:text-properties officeooo:rsid="0057ba6f" style:font-size-asian="8pt" style:font-size-complex="8pt"/>
    </style:style>
    <style:style style:name="T67" style:family="text">
      <style:text-properties officeooo:rsid="005a8cba" style:font-size-asian="8pt" style:font-size-complex="8pt"/>
    </style:style>
    <style:style style:name="T68" style:family="text">
      <style:text-properties officeooo:rsid="005ae198" style:font-size-asian="8pt" style:font-size-complex="8pt"/>
    </style:style>
    <style:style style:name="T69" style:family="text">
      <style:text-properties officeooo:rsid="005f9a8a" style:font-size-asian="8pt" style:font-size-complex="8pt"/>
    </style:style>
    <style:style style:name="T70" style:family="text">
      <style:text-properties officeooo:rsid="006060c4" style:font-size-asian="8pt" style:font-size-complex="8pt"/>
    </style:style>
    <style:style style:name="T71" style:family="text">
      <style:text-properties officeooo:rsid="006757e9"/>
    </style:style>
    <style:style style:name="T72" style:family="text">
      <style:text-properties officeooo:rsid="006a8058"/>
    </style:style>
    <style:style style:name="T73" style:family="text">
      <style:text-properties officeooo:rsid="006d7f16"/>
    </style:style>
    <style:style style:name="T74" style:family="text">
      <style:text-properties officeooo:rsid="006eecc3"/>
    </style:style>
    <style:style style:name="T75" style:family="text">
      <style:text-properties officeooo:rsid="006fb486"/>
    </style:style>
    <style:style style:name="T76" style:family="text">
      <style:text-properties officeooo:rsid="00742712"/>
    </style:style>
    <style:style style:name="T77" style:family="text">
      <style:text-properties officeooo:rsid="0076b254"/>
    </style:style>
    <style:style style:name="T78" style:family="text">
      <style:text-properties officeooo:rsid="007ba8a6" style:font-weight-asian="normal" style:font-weight-complex="normal"/>
    </style:style>
    <style:style style:name="T79" style:family="text">
      <style:text-properties officeooo:rsid="007c276a" style:font-weight-asian="normal" style:font-weight-complex="normal"/>
    </style:style>
    <style:style style:name="T80" style:family="text">
      <style:text-properties officeooo:rsid="007c7300" style:font-weight-asian="normal" style:font-weight-complex="normal"/>
    </style:style>
    <style:style style:name="T81" style:family="text">
      <style:text-properties officeooo:rsid="007e1be5" style:font-weight-asian="normal" style:font-weight-complex="normal"/>
    </style:style>
    <style:style style:name="T82" style:family="text">
      <style:text-properties officeooo:rsid="00801882" style:font-weight-asian="normal" style:font-weight-complex="normal"/>
    </style:style>
    <style:style style:name="T83" style:family="text">
      <style:text-properties officeooo:rsid="0083585c" style:font-weight-asian="normal" style:font-weight-complex="normal"/>
    </style:style>
    <style:style style:name="T84" style:family="text">
      <style:text-properties officeooo:rsid="0083aab7" style:font-weight-asian="normal" style:font-weight-complex="normal"/>
    </style:style>
    <style:style style:name="T85" style:family="text">
      <style:text-properties officeooo:rsid="0085a8f9" style:font-weight-asian="normal" style:font-weight-complex="normal"/>
    </style:style>
    <style:style style:name="T86" style:family="text">
      <style:text-properties officeooo:rsid="00861593" style:font-weight-asian="normal" style:font-weight-complex="normal"/>
    </style:style>
    <style:style style:name="T87" style:family="text">
      <style:text-properties officeooo:rsid="00879dd7" style:font-weight-asian="normal" style:font-weight-complex="normal"/>
    </style:style>
    <style:style style:name="T88" style:family="text">
      <style:text-properties officeooo:rsid="0088085e" style:font-weight-asian="normal" style:font-weight-complex="normal"/>
    </style:style>
    <style:style style:name="T89" style:family="text">
      <style:text-properties officeooo:rsid="008bd375" style:font-weight-asian="normal" style:font-weight-complex="normal"/>
    </style:style>
    <style:style style:name="T90" style:family="text">
      <style:text-properties officeooo:rsid="008c9236" style:font-weight-asian="normal" style:font-weight-complex="normal"/>
    </style:style>
    <style:style style:name="T91" style:family="text">
      <style:text-properties officeooo:rsid="008f2630"/>
    </style:style>
    <style:style style:name="T92" style:family="text">
      <style:text-properties officeooo:rsid="00920a2b"/>
    </style:style>
    <style:style style:name="T93" style:family="text">
      <style:text-properties officeooo:rsid="0093a7b9"/>
    </style:style>
    <style:style style:name="T94" style:family="text">
      <style:text-properties officeooo:rsid="0095225f"/>
    </style:style>
    <style:style style:name="T95" style:family="text">
      <style:text-properties officeooo:rsid="0096957a"/>
    </style:style>
    <style:style style:name="T96" style:family="text">
      <style:text-properties fo:color="#000000"/>
    </style:style>
    <style:style style:name="T97" style:family="text">
      <style:text-properties officeooo:rsid="00a2467d"/>
    </style:style>
    <style:style style:name="T98" style:family="text">
      <style:text-properties officeooo:rsid="00a39198"/>
    </style:style>
    <style:style style:name="T99" style:family="text">
      <style:text-properties officeooo:rsid="00a3c5ad"/>
    </style:style>
    <style:style style:name="T100" style:family="text">
      <style:text-properties officeooo:rsid="00a6591c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1">1 — <text:span text:style-name="T21">подлежащее</text:span> (кто?/что?) + описательные слова, ставятся перед подлежащим 2 — <text:span text:style-name="T21">сказуемое</text:span> + показывает действие, меняет форму при описании различных ситуаций 3 — <text:span text:style-name="T21">дополнение/определение </text:span><text:span text:style-name="T25">(кого?/чего?/кому?/чему?/кем?/чем?)</text:span><text:span text:style-name="T21"> +</text:span> обозначает предмет и понятие с кот. подлежащее взаимодействует.</text:p>
        <text:p text:style-name="P7">4 — <text:span text:style-name="T21">место/обстоятельство </text:span><text:span text:style-name="T25">(образ </text:span><text:span text:style-name="T21">действия </text:span><text:span text:style-name="T25">— как?/каким образом?</text:span><text:span text:style-name="T21">места </text:span><text:span text:style-name="T25">— где?/</text:span><text:span text:style-name="T21">времени</text:span><text:span text:style-name="T25"> — когда?) - может быть несколько</text:span></text:p>
        <text:p text:style-name="P6"><text:span text:style-name="T39"><text:s text:c="3"/></text:span><text:span text:style-name="T19">Simple(Indefinitive)</text:span><text:span text:style-name="T25"> </text:span><text:span text:style-name="T39">— </text:span><text:span text:style-name="T33">показывает действие как обычный факт(обычно повторяемое). Т.е. </text:span><text:span text:style-name="T34">не</text:span><text:span text:style-name="T33"> делаем акцент на затраченности времени!</text:span></text:p>
        <text:p text:style-name="P12">Просто информативное сообщение, не требует выделение признака ситуации(длительность/завершенность/заверш-ть после длительности).</text:p>
        <text:p text:style-name="P8"><text:span text:style-name="T25"><text:s text:c="3"/></text:span><text:span text:style-name="T20">Progressive(Continuous)</text:span><text:span text:style-name="T25"> </text:span><text:span text:style-name="T38">— показывает действие как процесс(отнимает/занимает/требует времени)! Показывает длительность по времени! </text:span></text:p>
        <text:p text:style-name="P40">– В английском языке при описании ситуаций в будщем времени, где действие <text:span text:style-name="T1">запланировано/оговорено/наверняка произойдет</text:span> — в место <text:span text:style-name="T21">Indefinite </text:span><text:span text:style-name="T1">Future</text:span><text:span text:style-name="T21"> </text:span>используется<text:span text:style-name="T21"> </text:span><text:span text:style-name="T1">Continuous Present</text:span>.</text:p>
        <text:p text:style-name="P40"><text:span text:style-name="T8">Пр</text:span><text:span text:style-name="T22">:</text:span> Вечером мы работаем. - <text:span text:style-name="T100">We are working in the evening.</text:span></text:p>
        <text:p text:style-name="P40">Летом они едут на море. - <text:span text:style-name="T100">They are going to the sea in summer.</text:span></text:p>
        <text:p text:style-name="P40">Мама приезжает через несколько дней. - <text:span text:style-name="T100">Mother is comming in a few days.</text:span></text:p>
        <text:p text:style-name="P12">– <text:span text:style-name="T61">Если процесс происходит часто и раздражает говорящего. </text:span><text:span text:style-name="T4">Пр:</text:span><text:span text:style-name="T61"> He is always shouting at me — Он всегда гричит на меня.</text:span></text:p>
        <text:p text:style-name="P12"><text:span text:style-name="T61">– Если нужно указать, что некоторое положение дел понимается как врем-е.</text:span><text:span text:style-name="T4">Пр:</text:span><text:span text:style-name="T62">People are giving more mone to charity these days(на </text:span><text:span text:style-name="T65">сегодняшний день</text:span><text:span text:style-name="T62"> дают пожертв</text:span><text:span text:style-name="T63">ов</text:span><text:span text:style-name="T64">ание</text:span><text:span text:style-name="T62">)</text:span></text:p>
        <text:p text:style-name="P12"><text:span text:style-name="T62">– </text:span><text:span text:style-name="T66">При описание изменений, даже перманентных. </text:span><text:span text:style-name="T9">Пр:</text:span><text:span text:style-name="T67"> </text:span><text:span text:style-name="T68">The population of the world is rising fast — Население мира, быстро р</text:span><text:span text:style-name="T69">астет.</text:span></text:p>
        <text:p text:style-name="P40"><text:span text:style-name="T69">– </text:span><text:span text:style-name="T70">Не используется с глаг. состояния, но только если нужно приукрасить. </text:span><text:span text:style-name="T10">Пр:</text:span><text:span text:style-name="T41"> I am hating him so much — Я его так ненавижу.</text:span></text:p>
        <text:p text:style-name="P40"><text:span text:style-name="T41">Не употребляется с: </text:span><text:span text:style-name="T44">believe</text:span><text:span text:style-name="T41">-</text:span><text:span text:style-name="T43">верить</text:span><text:span text:style-name="T41">, </text:span><text:span text:style-name="T44">mean</text:span><text:span text:style-name="T41">-</text:span><text:span text:style-name="T43">значить</text:span><text:span text:style-name="T41">, </text:span><text:span text:style-name="T44">consist</text:span><text:span text:style-name="T41">-</text:span><text:span text:style-name="T42">состоять</text:span><text:span text:style-name="T41">, </text:span><text:span text:style-name="T44">hate</text:span><text:span text:style-name="T41">-ненавидть, </text:span><text:span text:style-name="T44">like</text:span><text:span text:style-name="T41">-нравиться, </text:span><text:span text:style-name="T15">love</text:span><text:span text:style-name="T41">-любить, </text:span><text:span text:style-name="T44">need</text:span><text:span text:style-name="T41">-нуждаться, </text:span><text:span text:style-name="T44">remember</text:span><text:span text:style-name="T41">-помнить, </text:span><text:span text:style-name="T44">understand</text:span><text:span text:style-name="T41">-понимать, </text:span><text:span text:style-name="T44">want</text:span><text:span text:style-name="T41">-хотеть.</text:span></text:p>
        <text:p text:style-name="P1"><text:span text:style-name="T25"><text:s text:c="2"/></text:span><text:span text:style-name="T20">Perfect</text:span><text:span text:style-name="T25"> — </text:span><text:span text:style-name="T27">результат/опыт! Как долго и продолжаю это делать! Показывает действие законченное до определенного момента в прошедшем/настоящем/будущем! Что то до др. действия сделали(одно до начала другого)! </text:span><text:span text:style-name="T28">(Уже, последнее время lately. Недавно — размытое.)</text:span></text:p>
        <text:p text:style-name="P10">Я <text:span text:style-name="T60">(уже)</text:span> имею законченным! Я <text:span text:style-name="T60">(уже)</text:span> имею выученным! Я <text:span text:style-name="T60">(уже)</text:span> имею купленным! Я <text:span text:style-name="T60">(уже)</text:span> имею побытым/делающим процесс.</text:p>
        <text:p text:style-name="P8">Опыт: I`ve been there — я был там(я имею себя побытым/бывшим там). I`ve done that — я делал это.</text:p>
        <text:p text:style-name="P11">Пример:<text:span text:style-name="T40"> Я имел его выученным до того как…! Я выучил английский …! Я таки выучу к приезду..! (До-to,before/К-by)</text:span></text:p>
        <text:p text:style-name="P2">Perfect Present<text:span text:style-name="T38"> — </text:span><text:span text:style-name="T35">1.Сообщение о выполненном действии должно быть важным для собеседника. 2.Важным может быть лишь только в том случае если им собеседник может воспользоваться. 3.Собеседник может воспользоваться сообщением только при условии, что он находится на одном отрезке времени с действием, указанном в сообщении. </text:span><text:span text:style-name="T16">Т.е. не двавно но размытое. Уже, последнее время, до сейчас имею. Не уточняем когда, говорим лишь о наличии. </text:span></text:p>
        <text:p text:style-name="P8">Я сварил кофе! (Если действие за стеной у соседей, оно для нас не важное так как мы не можем им воспользоваться из за стены!) <text:span text:style-name="T45">Хотя без стены подходит!</text:span></text:p>
        <text:p text:style-name="P13">Я видел мальчиков сегодня!I have seen the boys today. (Видел сегодня и сообщает сегодня — вчера/сегодня/завтра! Один момент времени!)</text:p>
        <text:p text:style-name="P13">Она видела мальчиков пять минут назад.She saw the boys five minutes ago. (минута-видела-мин-мин-мин-мин-мин-сообщает! Разный мом. вр.!)</text:p>
        <text:p text:style-name="P13">– <text:span text:style-name="T77">Произошло в прошлом и является актуальным, существенным, значемым в момент речи. </text:span><text:span text:style-name="T5">Пр:</text:span><text:span text:style-name="T76"> I have forgotten his name-Я забыл его имя(не помню его сейчас)</text:span></text:p>
        <text:p text:style-name="P13">– <text:span text:style-name="T77">Если хотят объявить, о произошедшем только что, или совсем недавно </text:span><text:span text:style-name="T6">Пр: </text:span><text:span text:style-name="T14">I have just hurt my elbow — Я вот ушиб локоть.</text:span></text:p>
        <text:p text:style-name="P13"><text:span text:style-name="T14">– </text:span><text:span text:style-name="T78">Часто используется с наречиями: already, never, ever, yet. </text:span><text:span text:style-name="T7">Пр: </text:span><text:span text:style-name="T79">I have never been to America. - Я никогда не был в америке.</text:span></text:p>
        <text:p text:style-name="P13"><text:span text:style-name="T79">– </text:span><text:span text:style-name="T80">Употребляется с периодом времени, который к моменту времени не закончился. today, this morning, this everning, this term, this week, so far, up to now.</text:span></text:p>
        <text:p text:style-name="P13"><text:span text:style-name="T80"><text:s text:c="5"/></text:span><text:span text:style-name="T81">I have eaten ten apples today — Я съел сегодня десять яблок (может еще съем, </text:span><text:span text:style-name="T82">до того как день кончится</text:span><text:span text:style-name="T81">)</text:span></text:p>
        <text:p text:style-name="P13"><text:span text:style-name="T81">– </text:span><text:span text:style-name="T83">Момент начало действия может уточняться союзом since, и отрожение как долго предлогом for.</text:span></text:p>
        <text:p text:style-name="P13"><text:span text:style-name="T83"><text:s text:c="4"/></text:span><text:span text:style-name="T86">I have not seen him for forty years — Я не видел его 40 лет. Since then I have practiced law in Washingto</text:span><text:span text:style-name="T87">n</text:span><text:span text:style-name="T86">-</text:span><text:span text:style-name="T87">С тех пор я занимаюсь юридической практикой в Вашенг.</text:span></text:p>
        <text:p text:style-name="P13"><text:span text:style-name="T83">– </text:span><text:span text:style-name="T84">Используется для обозначения события которое рассматривается факт жизни, из которого можно черпать жизненный опыт, делать умозаключения.</text:span></text:p>
        <text:p text:style-name="P13"><text:span text:style-name="T84"><text:s text:c="3"/></text:span><text:span text:style-name="T85">I have seen this man-Я видел этого человека. I have read «War and Peace»-Я читал «Войну и Мир». Have you seen this film-Вы (вообще) смотрели этот фильм?</text:span></text:p>
        <text:p text:style-name="P14"><text:span text:style-name="T85">– </text:span><text:span text:style-name="T88">Если указыватся сколько раз в период времени речи, произошло некоторое событие. I have been to london three times — Я был в Лондоне 3 раза</text:span></text:p>
        <text:p text:style-name="P13"><text:span text:style-name="T88">– </text:span><text:span text:style-name="T89">Используется с выражениями: this is the first time, it is the first time. </text:span><text:span text:style-name="T90">It is the first time I have seen a horse-Я увидел лошадь первый раз(в жизни).</text:span></text:p>
        <text:p text:style-name="P2">Perfect Past<text:span text:style-name="T40"> — </text:span><text:span text:style-name="T35">только при наличии условий:</text:span></text:p>
        <text:p text:style-name="P13">(1)Действие завершилось к оперделенному моменту(до-to,<text:span text:style-name="T72">before</text:span>,к-by)-Дом был построен к концу прошлого года! The house had been built by the end of the last year.</text:p>
        <text:p text:style-name="P13">(2)Чтобы в предложении или ситуации было два действия, оба в прошедшем времени, и одно действие завершилось до начала другого; тогда то действие, что совершилось раньше, ставим в Perfect Past, а то, что позже (но тоже в прошедшем времени) — в Indefinite Past:</text:p>
        <text:p text:style-name="P8">Дом был построен до того, как мы приехали сюда. =&gt; The house had been built (Passive Perfect Past) before we came here (Active Indefinite Past).</text:p>
        <text:p text:style-name="P2">Perfect Future<text:span text:style-name="T40"> — </text:span><text:span text:style-name="T35">только при наличии условаий:</text:span></text:p>
        <text:p text:style-name="P13">(1)Действие завершилось к =&gt; by какому-то моменту в будущем: Дом будет построен к концу следующего года. The house will have been built (Passive Perfect Future) by the end of the next year.<text:tab/></text:p>
        <text:p text:style-name="P13">(2)В предложении или в ситуации было два действия, оба в будущем времени, и одно завершилось до начала другого; тогда то действие, что завершится раньше, ставим в Perfect Future, а то что позже — в Indefinite Present: К тому времени, когда ты получишь это послание, я уже уеду. =&gt; By the time you receive (Active Indefinite Present) this message I shall have left (Active Perfect Future).</text:p>
        <text:p text:style-name="P8">Дом будет построен до того, как мы приедем туда. =&gt; The house will have been built (Passive Perfect Future) before we come (Active Indefinite Present) there.</text:p>
        <text:p text:style-name="P2"><text:span text:style-name="T38"><text:s text:c="2"/></text:span><text:span text:style-name="T18">Perfect Continuous</text:span><text:span text:style-name="T17"> — </text:span><text:span text:style-name="T16">долго! Акцент как долго! Показывает действи, начатое некоторое время назад и все еще продолжающееся или только что законченное!</text:span></text:p>
        <text:p text:style-name="P2">Perfect Continuous Present<text:span text:style-name="T40"> — </text:span><text:span text:style-name="T35">обозначает действие, которое началось раньше, длилось в течение какого-то промежутка времени и продолжается сейчас или же только что закончилось. Perfect(Уже подумал и принял решение),a PerfCont — объясняет что происходило до сейчас, чем занимался до сейчас.</text:span></text:p>
        <text:p text:style-name="P13">(1)в ситуации / предложении был указан весь промежуток протекания действия до момента сообщения о нем (исп. <text:span text:style-name="T21">For - </text:span>в течение)</text:p>
        <text:p text:style-name="P13"><text:tab/>Мы строим дом вот уже месяц (в течение месяца). =&gt; We have been building the house for a month.</text:p>
        <text:p text:style-name="P15">(2) был указан момент начала действия. <text:s/>Иногда указание на промежуток времени вообще отсутствует в английском предложении, но обязательно подразумевается и должно присутствовать в русском варианте. (исп <text:span text:style-name="T21">since</text:span> - с тех пор, как) Мы строим дом с прошлого года. =&gt; We have been building the house since last year.</text:p>
        <text:p text:style-name="P13"><text:span text:style-name="T94"><text:s text:c="5"/>М</text:span>ы давно подумываем о том, чтобы купить новую машину. =&gt;We have been thinking about buying (герундий, будем изучать позже) a new car.</text:p>
        <text:p text:style-name="P13">– <text:span text:style-name="T91">Используется при описании событий которые начались в прошлом, развивались некоторое время и закончились недавно или только что. Часто в речи присутствует признак того, что действие совершалось(можно наблюдать результат, но не целевой а побочный)</text:span></text:p>
        <text:p text:style-name="P13"><text:s text:c="3"/><text:span text:style-name="T92">You look so tired! Have you benn running?-Ты выглядишь усталым! Ты что бегал? Your shoes are dirty. Have you been walking in the forest?-У тебя туфли граязые... </text:span></text:p>
        <text:p text:style-name="P13"><text:s text:c="3"/><text:span text:style-name="T93">How long have they been building the house? - Как долго они строили дом?</text:span></text:p>
        <text:p text:style-name="P13">– <text:span text:style-name="T94">Может использоваться для процесса начатого в прошлом но к моменту речи не закончившемуся.</text:span></text:p>
        <text:p text:style-name="P16"><text:s text:c="4"/>We have been waiting for you for two hours-Мы ждем тебя уже два часа. <text:span text:style-name="T95">He has been building a house. It will take him years to finish.-Он строит дом. На то, что бы закончить постройку, у него уйдут годы.</text:span></text:p>
        <text:p text:style-name="P3">Perfect Continuous Past<text:span text:style-name="T40"> — </text:span><text:span text:style-name="T35">Обозначает действие, которое началось раньше другого действия в прошедшем времени, и после начала этого другого действия все еще продолжалось некоторое время или закончилось (было прервано). При этом обязательно присутствие момента (1) или (2), как в Perfect Continuous Present. Более позднее действие обозначается Indefinite Past:</text:span></text:p>
        <text:p text:style-name="P13"><text:tab/>Мы уже месяц строили дом, когда началась война. =&gt;We had been building the house for a month, when the war began.</text:p>
        <text:p text:style-name="P13"><text:tab/>Мы строили дом с прошлого года, когда началась война. =&gt; We had been building the house since last year, when the war began.</text:p>
        <text:p text:style-name="P2"><text:span text:style-name="T32">Perfect Continuous Future</text:span><text:span text:style-name="T36"> </text:span><text:span text:style-name="T35">- Обозначает действие, которое начнется до какого-то момента в будущем времени и будет продолжаться вплоть до этого момента. Обязательно присутствие момента (1) или (2), Более позднее действие обозначается Indefinite Present;</text:span></text:p>
        <text:p text:style-name="P8"><text:tab/>К концу года будет уже два месяца, как мы строим дом. =&gt; We shall have been building the house for two months by the end of the year.</text:p>
        <text:p text:style-name="P8"><text:tab/>Мы уже будем спать с десяти часов, когда ты позвонишь. =&gt; We shall have been sleeping since ten o'clock when you call.</text:p>
        <text:p text:style-name="P4"><draw:frame draw:style-name="fr1" draw:name="Врезка1" text:anchor-type="paragraph" svg:x="5.632cm" svg:y="0.27cm" svg:width="13.511cm" draw:z-index="0"><draw:text-box fo:min-height="2.436cm"><table:table table:name="Таблица1" table:style-name="Таблица1"><table:table-column table:style-name="Таблица1.A"/><table:table-column table:style-name="Таблица1.B"/><table:table-column table:style-name="Таблица1.C"/><table:table-column table:style-name="Таблица1.D"/><table:table-column table:style-name="Таблица1.E"/><table:table-column table:style-name="Таблица1.F"/><table:table-column table:style-name="Таблица1.G"/><table:table-column table:style-name="Таблица1.H"/><table:table-header-rows><table:table-row><table:table-cell table:style-name="Таблица1.A1" table:number-columns-spanned="2" office:value-type="string"><text:p text:style-name="P23">Present</text:p></table:table-cell><table:covered-table-cell/><table:table-cell table:style-name="Таблица1.A1" table:number-columns-spanned="2" office:value-type="string"><text:p text:style-name="P23">Past</text:p></table:table-cell><table:covered-table-cell/><table:table-cell table:style-name="Таблица1.A1" table:number-columns-spanned="2" office:value-type="string"><text:p text:style-name="P39">Present</text:p></table:table-cell><table:covered-table-cell/><table:table-cell table:style-name="Таблица1.G1" table:number-columns-spanned="2" office:value-type="string"><text:p text:style-name="P39">Past</text:p></table:table-cell><table:covered-table-cell/></table:table-row></table:table-header-rows><table:table-row><table:table-cell table:style-name="Таблица1.A2" office:value-type="string"><text:p text:style-name="P18">I <text:span text:style-name="T21">am</text:span></text:p></table:table-cell><table:table-cell table:style-name="Таблица1.A2" office:value-type="string"><text:p text:style-name="P18">We <text:span text:style-name="T21">are</text:span></text:p></table:table-cell><table:table-cell table:style-name="Таблица1.A2" office:value-type="string"><text:p text:style-name="P18">I <text:span text:style-name="T21">was</text:span></text:p></table:table-cell><table:table-cell table:style-name="Таблица1.A2" office:value-type="string"><text:p text:style-name="P18">We <text:span text:style-name="T21">were</text:span></text:p></table:table-cell><table:table-cell table:style-name="Таблица1.A2" office:value-type="string"><text:p text:style-name="P18">I <text:span text:style-name="T21">have</text:span></text:p></table:table-cell><table:table-cell table:style-name="Таблица1.A2" office:value-type="string"><text:p text:style-name="P18">We <text:span text:style-name="T21">have</text:span></text:p></table:table-cell><table:table-cell table:style-name="Таблица1.A2" office:value-type="string"><text:p text:style-name="P18">had</text:p></table:table-cell><table:table-cell table:style-name="Таблица1.H2" office:value-type="string"><text:p text:style-name="P18">had</text:p></table:table-cell></table:table-row><table:table-row><table:table-cell table:style-name="Таблица1.A2" office:value-type="string"><text:p text:style-name="P18">-------</text:p></table:table-cell><table:table-cell table:style-name="Таблица1.A2" office:value-type="string"><text:p text:style-name="P24">You <text:span text:style-name="T21">are</text:span></text:p></table:table-cell><table:table-cell table:style-name="Таблица1.A2" office:value-type="string"><text:p text:style-name="P24">-------</text:p></table:table-cell><table:table-cell table:style-name="Таблица1.A2" office:value-type="string"><text:p text:style-name="P24">You <text:span text:style-name="T21">were</text:span></text:p></table:table-cell><table:table-cell table:style-name="Таблица1.A2" office:value-type="string"><text:p text:style-name="P18">-------</text:p></table:table-cell><table:table-cell table:style-name="Таблица1.A2" office:value-type="string"><text:p text:style-name="P18">You <text:span text:style-name="T21">have</text:span></text:p></table:table-cell><table:table-cell table:style-name="Таблица1.A2" office:value-type="string"><text:p text:style-name="P18">------</text:p></table:table-cell><table:table-cell table:style-name="Таблица1.H2" office:value-type="string"><text:p text:style-name="P24">had</text:p></table:table-cell></table:table-row><table:table-row><table:table-cell table:style-name="Таблица1.A2" office:value-type="string"><text:p text:style-name="P24">He/She/It <text:span text:style-name="T21">is</text:span></text:p></table:table-cell><table:table-cell table:style-name="Таблица1.A2" office:value-type="string"><text:p text:style-name="P24">They <text:span text:style-name="T21">are</text:span></text:p></table:table-cell><table:table-cell table:style-name="Таблица1.A2" office:value-type="string"><text:p text:style-name="P24">He/She/It <text:span text:style-name="T21">was</text:span></text:p></table:table-cell><table:table-cell table:style-name="Таблица1.A2" office:value-type="string"><text:p text:style-name="P18">They <text:span text:style-name="T21">were</text:span></text:p></table:table-cell><table:table-cell table:style-name="Таблица1.A2" office:value-type="string"><text:p text:style-name="P24">He/She/It <text:span text:style-name="T21">has</text:span></text:p></table:table-cell><table:table-cell table:style-name="Таблица1.A2" office:value-type="string"><text:p text:style-name="P24">They <text:span text:style-name="T21">have</text:span></text:p></table:table-cell><table:table-cell table:style-name="Таблица1.A2" office:value-type="string"><text:p text:style-name="P24">had</text:p></table:table-cell><table:table-cell table:style-name="Таблица1.H2" office:value-type="string"><text:p text:style-name="P24">had</text:p></table:table-cell></table:table-row></table:table><text:p text:style-name="P29"/></draw:text-box></draw:frame>Время:<text:span text:style-name="T25"> <text:s/>Past&amp;Present&amp;Future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">ACTIVE</text:p>
            </table:table-cell>
            <table:table-cell table:style-name="Table1.B1" office:value-type="string">
              <text:p text:style-name="P21">PASSIVE</text:p>
            </table:table-cell>
          </table:table-row>
          <table:table-row>
            <table:table-cell table:style-name="Table1.A2" office:value-type="string">
              <text:p text:style-name="P21">To ~ V/Vs</text:p>
            </table:table-cell>
            <table:table-cell table:style-name="Table1.B2" office:value-type="string">
              <text:p text:style-name="P21">to be + ~ ed / <text:span text:style-name="T74">V</text:span>3</text:p>
            </table:table-cell>
          </table:table-row>
          <table:table-row>
            <table:table-cell table:style-name="Table1.A2" office:value-type="string">
              <text:p text:style-name="P7">to be + ~ ing</text:p>
            </table:table-cell>
            <table:table-cell table:style-name="Table1.B2" office:value-type="string">
              <text:p text:style-name="P21">to be being + ~ ed /<text:span text:style-name="T74">V</text:span>3</text:p>
            </table:table-cell>
          </table:table-row>
          <table:table-row>
            <table:table-cell table:style-name="Table1.A2" office:value-type="string">
              <text:p text:style-name="P21">to have + ~ ed / <text:span text:style-name="T73">V</text:span>3</text:p>
            </table:table-cell>
            <table:table-cell table:style-name="Table1.B2" office:value-type="string">
              <text:p text:style-name="P21">to have been + ~ ed / <text:span text:style-name="T75">V</text:span>3</text:p>
            </table:table-cell>
          </table:table-row>
          <table:table-row>
            <table:table-cell table:style-name="Table1.A2" office:value-type="string">
              <text:p text:style-name="P21">to have been + ~ ing</text:p>
            </table:table-cell>
            <table:table-cell table:style-name="Table1.B2" office:value-type="string">
              <text:p text:style-name="P21">не существует</text:p>
            </table:table-cell>
          </table:table-row>
        </table:table>
        <text:p text:style-name="P28">Глаголы:</text:p>
        <text:p text:style-name="P33">Личные – являются сказуемыми. Имеют род, число, наклонение, время, залог. <text:span text:style-name="T50">При них всегда есть подлежащее.</text:span></text:p>
        <text:p text:style-name="P38"><text:span text:style-name="T29"><text:tab/></text:span><text:span text:style-name="T37">К </text:span><text:span text:style-name="T30">личным формам относится так же и повелительно наклонение, в котором подлежащее подразумевается you. </text:span><text:span text:style-name="T29"><text:s/></text:span><text:span text:style-name="T31">Close the window, please.</text:span></text:p>
        <text:p text:style-name="P34">Неличные – Инфинитив, герундий, приастие. Не могут выступать как сказуемое, выполняют роль др. частей речи.</text:p>
        <text:p text:style-name="P34"><text:tab/><text:span text:style-name="T51">I have come here </text:span><text:span text:style-name="T23">to speak</text:span><text:span text:style-name="T51"> to you – </text:span><text:span text:style-name="T13">инф.</text:span><text:span text:style-name="T51"> Я пришел сюда </text:span><text:span text:style-name="T23">поговоирть</text:span><text:span text:style-name="T51"> с вами.</text:span></text:p>
        <text:p text:style-name="P34"><text:tab/><text:span text:style-name="T52">We discussed different methods of </text:span><text:span text:style-name="T24">teaching</text:span><text:span text:style-name="T52"> foreign languages. - </text:span><text:span text:style-name="T12">гер.</text:span><text:span text:style-name="T52"> Мы обсуждали разные методы </text:span><text:span text:style-name="T24">преподавания</text:span><text:span text:style-name="T52"> ин. Языков.</text:span></text:p>
        <text:p text:style-name="P34"><text:tab/><text:span text:style-name="T52">The book </text:span><text:span text:style-name="T24">lying</text:span><text:span text:style-name="T52"> on the table belongs to Comrade A. - </text:span><text:span text:style-name="T12">прич.</text:span><text:span text:style-name="T52"> Книга, </text:span><text:span text:style-name="T24">лажащая</text:span><text:span text:style-name="T52"> на столе, принадлежит товарищу А.</text:span></text:p>
        <text:p text:style-name="P35">Герундий (существительное + глаг.) </text:p>
        <text:p text:style-name="P37"><text:tab/>- Произошло от глагола, а выступает в роли существительного. <text:span text:style-name="T98">Painting – рисование, reading - чтение</text:span></text:p>
        <text:p text:style-name="P35"><text:tab/>- <text:span text:style-name="T54">Прятяжательное местоимение: </text:span>their singing – их пение. <text:span text:style-name="T53">My friend’s reading – чтение моих друзей.</text:span></text:p>
        <text:p text:style-name="P35"><text:tab/>- <text:span text:style-name="T54">Предлог: by reading – путем чтения, читая, before laeving – перед уходом.</text:span></text:p>
        <text:p text:style-name="P35"><text:tab/>- <text:span text:style-name="T55">Прямое дополенине без предлогов: reading books – читать книги.</text:span></text:p>
        <text:p text:style-name="P35"><text:tab/>- <text:span text:style-name="T55">Может быть выражено наречием(как сущ. Прилогательным): reading loudly- читать(как?)громко, driving quickly - <text:s/>езидть (как?)быстро.</text:span></text:p>
        <text:p text:style-name="P35"><text:tab/>- <text:span text:style-name="T97">Может образовываться от любого глагола, кроме модального.</text:span></text:p>
        <text:p text:style-name="P35"><text:tab/></text:p>
        <text:p text:style-name="P35"><text:tab/><text:span text:style-name="T99">Переводить предлагается двумя методами:</text:span></text:p>
        <text:p text:style-name="P35"><text:tab/><text:tab/><text:span text:style-name="T99">Как существительное</text:span></text:p>
        <text:p text:style-name="P35"><text:tab/><text:tab/><text:span text:style-name="T99">Как глагол в неопределенной форме: painting-рисовать, reading-читать. А иногда если есть предлог – дееперичастием: рисуя, читая.</text:span></text:p>
        <text:p text:style-name="P35"/>
        <text:p text:style-name="P36">Причастие (прилагательное + глаг.)</text:p>
        <text:p text:style-name="P36"><text:tab/>reading – читающий, читая, resting – отдыхающий, отдыхая</text:p>
        <text:p text:style-name="P36"><text:tab/>Деепричастие: having wrriten – написав, having read – прочитва.</text:p>
        <text:p text:style-name="P36"><text:tab/></text:p>
        <text:p text:style-name="P31">Модальные глаголы – употребляются с <text:span text:style-name="T3">инфинитивом</text:span> смыслового глагола. <text:span text:style-name="T56">Выражают – возможность, вероятность, необходиомсть, желательность совершения действия.</text:span></text:p>
        <text:p text:style-name="P31"><text:tab/><text:span text:style-name="T57">He can read Gernan – Он умеет читать по-непецки. I must do it at once – Я должен сделать это немедленно.</text:span></text:p>
        <text:p text:style-name="P32">Как смысловые так и как полувспомогательные:</text:p>
        <text:p text:style-name="P32"><text:tab/><text:span text:style-name="T58">Many flowers grow in our garden – В нашем саду растет много цветов. It grew dark. - Стемнело (стаовиться)</text:span></text:p>
        <text:p text:style-name="P32"><text:soft-page-break/><text:tab/><text:span text:style-name="T58">He has a good library. - У него хорошая библиотека. (иметь обладать)</text:span></text:p>
        <text:p text:style-name="P32"><text:tab/><text:span text:style-name="T59">I have seen them – Я видел их. (Perfect – как вспомогательный)</text:span></text:p>
        <text:p text:style-name="P32"><text:tab/><text:span text:style-name="T59">I hava to go there – Я должен пойти туда. (модальный со значением должествования)</text:span><text:tab/></text:p>
        <text:p text:style-name="P30"><text:tab/></text:p>
        <text:p text:style-name="P25">Сущ.</text:p>
        <text:p text:style-name="P9">Перед сказуемым является подлежащим — переводится в <text:span text:style-name="T11">именительном</text:span> падеже.</text:p>
        <text:p text:style-name="P9">После сказуемого, является прямым дополнением — в <text:span text:style-name="T11">винительном</text:span> падеже. The teacher recognized the <text:span text:style-name="T22">student</text:span>. - Преподаватель узнал <text:span text:style-name="T22">студента</text:span>.</text:p>
        <text:p text:style-name="P9">Между сказуемым и прямым дополнением, косвенное дополнение — <text:span text:style-name="T11">дательный</text:span> падеж. The teacher showed the <text:span text:style-name="T22">students</text:span> a diagram.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>
            <table:table-cell table:style-name="Table4.A1" office:value-type="string">
              <text:p text:style-name="P26">Именительный</text:p>
            </table:table-cell>
            <table:table-cell table:style-name="Table4.A1" office:value-type="string">
              <text:p text:style-name="P21">Кто?Что?</text:p>
            </table:table-cell>
            <table:table-cell table:style-name="Table4.A1" office:value-type="string">
              <text:p text:style-name="P21">Стол</text:p>
            </table:table-cell>
            <table:table-cell table:style-name="Table4.A1" office:value-type="string">
              <text:p text:style-name="P21"/>
            </table:table-cell>
            <table:table-cell table:style-name="Table4.E1" office:value-type="string">
              <text:p text:style-name="P21">This girl wants to buy a bouquet of flowers. Девушка. Без предлогов.</text:p>
            </table:table-cell>
          </table:table-row>
          <table:table-row>
            <table:table-cell table:style-name="Table4.A2" office:value-type="string">
              <text:p text:style-name="P26">Родительный</text:p>
              <text:p text:style-name="P7">от, до, из, у, с, для, около, возле</text:p>
            </table:table-cell>
            <table:table-cell table:style-name="Table4.A2" office:value-type="string">
              <text:p text:style-name="P21">Кого?Чего?</text:p>
            </table:table-cell>
            <table:table-cell table:style-name="Table4.A2" office:value-type="string">
              <text:p text:style-name="P21">Стола</text:p>
            </table:table-cell>
            <table:table-cell table:style-name="Table4.A2" office:value-type="string">
              <text:p text:style-name="P21">of, from</text:p>
            </table:table-cell>
            <table:table-cell table:style-name="Table4.E2" office:value-type="string">
              <text:p text:style-name="P21">Учитель <text:span text:style-name="T26">показал</text:span> студенту книгу! The teache <text:span text:style-name="T26">showed</text:span> the student a book.</text:p>
              <text:p text:style-name="P7">Сущ. межд прям. дополнением и сказуемым является косвенным</text:p>
              <text:p text:style-name="P7">The behavior of this new breed of mice is rather unusual.</text:p>
              <text:p text:style-name="P7">Поведение (кого?) этой новой породы мышей довольно необычно.</text:p>
            </table:table-cell>
          </table:table-row>
          <table:table-row>
            <table:table-cell table:style-name="Table4.A2" office:value-type="string">
              <text:p text:style-name="P5">Дательный</text:p>
              <text:p text:style-name="P7">к, по</text:p>
            </table:table-cell>
            <table:table-cell table:style-name="Table4.A2" office:value-type="string">
              <text:p text:style-name="P21">Кому?Чему?</text:p>
            </table:table-cell>
            <table:table-cell table:style-name="Table4.A2" office:value-type="string">
              <text:p text:style-name="P21">Столу</text:p>
            </table:table-cell>
            <table:table-cell table:style-name="Table4.A2" office:value-type="string">
              <text:p text:style-name="P21">to, for</text:p>
            </table:table-cell>
            <table:table-cell table:style-name="Table4.E2" office:value-type="string">
              <text:p text:style-name="P21">We sold our house to a family from Canada.Мы продали свой дом (кому?) семье из Канады.</text:p>
            </table:table-cell>
          </table:table-row>
          <table:table-row>
            <table:table-cell table:style-name="Table4.A2" office:value-type="string">
              <text:p text:style-name="P26">Винительный</text:p>
              <text:p text:style-name="P7">в, во, на, под, про, через, за</text:p>
            </table:table-cell>
            <table:table-cell table:style-name="Table4.A2" office:value-type="string">
              <text:p text:style-name="P21">Кого?Что?</text:p>
            </table:table-cell>
            <table:table-cell table:style-name="Table4.A2" office:value-type="string">
              <text:p text:style-name="P21">Стол</text:p>
            </table:table-cell>
            <table:table-cell table:style-name="Table4.A2" office:value-type="string">
              <text:p text:style-name="P21"/>
            </table:table-cell>
            <table:table-cell table:style-name="Table4.E2" office:value-type="string">
              <text:p text:style-name="P21">My mother likes this girl. Девушку. Без предлогов.</text:p>
            </table:table-cell>
          </table:table-row>
          <table:table-row>
            <table:table-cell table:style-name="Table4.A2" office:value-type="string">
              <text:p text:style-name="P26">Творительный</text:p>
              <text:p text:style-name="P7">с, со, за, под, над, между, перед</text:p>
            </table:table-cell>
            <table:table-cell table:style-name="Table4.A2" office:value-type="string">
              <text:p text:style-name="P7">Кем?Чем?</text:p>
            </table:table-cell>
            <table:table-cell table:style-name="Table4.A2" office:value-type="string">
              <text:p text:style-name="P21">Столом</text:p>
            </table:table-cell>
            <table:table-cell table:style-name="Table4.A2" office:value-type="string">
              <text:p text:style-name="P21">by, with</text:p>
            </table:table-cell>
            <table:table-cell table:style-name="Table4.E2" office:value-type="string">
              <text:p text:style-name="P21">By — действующее лицо/сила, with — орудие</text:p>
              <text:p text:style-name="P7">My sister can write with both her hands.Моя сестра умеет писать (чем?) обеими руками.</text:p>
              <text:p text:style-name="P7">We suddenly saw a hat carried by the wind. Вдруг мы увидели шляпку, несомую (чем?) ветром.</text:p>
            </table:table-cell>
          </table:table-row>
          <table:table-row>
            <table:table-cell table:style-name="Table4.A2" office:value-type="string">
              <text:p text:style-name="P26">Предложный</text:p>
              <text:p text:style-name="P7">о, об, в, на, при</text:p>
            </table:table-cell>
            <table:table-cell table:style-name="Table4.A2" office:value-type="string">
              <text:p text:style-name="P21">О ком? </text:p>
              <text:p text:style-name="P7">О чем?</text:p>
            </table:table-cell>
            <table:table-cell table:style-name="Table4.A2" office:value-type="string">
              <text:p text:style-name="P21">Столе</text:p>
            </table:table-cell>
            <table:table-cell table:style-name="Table4.A2" office:value-type="string">
              <text:p text:style-name="P21">of, about</text:p>
            </table:table-cell>
            <table:table-cell table:style-name="Table4.E2" office:value-type="string">
              <text:p text:style-name="P21">I am tolking about this girls. О девушке.</text:p>
              <text:p text:style-name="P7">They told us about the exhibition. Они рассказали нам об этой выстовке.</text:p>
            </table:table-cell>
          </table:table-row>
        </table:table>
        <text:p text:style-name="P11">Притяжательный падеж <text:span text:style-name="T46">(</text:span>чьё, чья, чей) — A girl`s future — будущее девушки. Boys books — книги мальчиков.</text:p>
        <text:p text:style-name="P8">Peter and Sally’s kids; the girl I helped yesterday’s face. → Дети П<text:span text:style-name="T47">е</text:span>тера и Сэлли; лицо девушки, которой я вчера помог.</text:p>
        <text:p text:style-name="P11">Притяжательный падеж одушевленных существительных в английском языке строится при помощи окончания ‘s, а для неодушевленных – при помощи предлога of: Kevin’s hat, income of the company → Шляпа Кевина, доход компании.</text:p>
        <text:p text:style-name="P8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>
            <table:table-cell table:style-name="Table5.A1" office:value-type="string">
              <text:p text:style-name="P21">Лицо</text:p>
            </table:table-cell>
            <table:table-cell table:style-name="Table5.A1" office:value-type="string">
              <text:p text:style-name="P21">Субъектный</text:p>
            </table:table-cell>
            <table:table-cell table:style-name="Table5.A1" office:value-type="string">
              <text:p text:style-name="P21">Притяжательный</text:p>
            </table:table-cell>
            <table:table-cell table:style-name="Table5.A1" office:value-type="string">
              <text:p text:style-name="P21">Объектный</text:p>
            </table:table-cell>
            <table:table-cell table:style-name="Table5.E1" office:value-type="string">
              <text:p text:style-name="P21"/>
            </table:table-cell>
          </table:table-row>
          <table:table-row>
            <table:table-cell table:style-name="Table5.A2" office:value-type="string">
              <text:p text:style-name="P21">1-ое</text:p>
            </table:table-cell>
            <table:table-cell table:style-name="Table5.A2" office:value-type="string">
              <text:p text:style-name="P21">I </text:p>
            </table:table-cell>
            <table:table-cell table:style-name="Table5.A2" office:value-type="string">
              <text:p text:style-name="P21">My, mine (мой)</text:p>
            </table:table-cell>
            <table:table-cell table:style-name="Table5.A2" office:value-type="string">
              <text:p text:style-name="P21">Me (мне, меня, мной, обо мне)</text:p>
            </table:table-cell>
            <table:table-cell table:style-name="Table5.E2" office:value-type="string">
              <text:p text:style-name="P22">Myself</text:p>
            </table:table-cell>
          </table:table-row>
          <table:table-row>
            <table:table-cell table:style-name="Table5.A2" office:value-type="string">
              <text:p text:style-name="P21">2-ое</text:p>
            </table:table-cell>
            <table:table-cell table:style-name="Table5.A2" office:value-type="string">
              <text:p text:style-name="P21">You</text:p>
            </table:table-cell>
            <table:table-cell table:style-name="Table5.A2" office:value-type="string">
              <text:p text:style-name="P21">Your, yours (твой, ваш)</text:p>
            </table:table-cell>
            <table:table-cell table:style-name="Table5.A2" office:value-type="string">
              <text:p text:style-name="P21">You (тебе, тебя, тобой)</text:p>
            </table:table-cell>
            <table:table-cell table:style-name="Table5.E2" office:value-type="string">
              <text:p text:style-name="P22">yourself</text:p>
            </table:table-cell>
          </table:table-row>
          <table:table-row>
            <table:table-cell table:style-name="Table5.A2" office:value-type="string">
              <text:p text:style-name="P21">3-е</text:p>
            </table:table-cell>
            <table:table-cell table:style-name="Table5.A2" office:value-type="string">
              <text:p text:style-name="P21">Hi</text:p>
              <text:p text:style-name="P7">she</text:p>
              <text:p text:style-name="P7">It</text:p>
            </table:table-cell>
            <table:table-cell table:style-name="Table5.A2" office:value-type="string">
              <text:p text:style-name="P21">His (его)</text:p>
              <text:p text:style-name="P7">her, hers (ее)</text:p>
              <text:p text:style-name="P7">its (его, ее)</text:p>
            </table:table-cell>
            <table:table-cell table:style-name="Table5.A2" office:value-type="string">
              <text:p text:style-name="P21">Him(его, ему, им, о нем)</text:p>
              <text:p text:style-name="P7">her(ее, ей, <text:s/>ею, о ней)</text:p>
              <text:p text:style-name="P7">it (его, ему)</text:p>
            </table:table-cell>
            <table:table-cell table:style-name="Table5.E2" office:value-type="string">
              <text:p text:style-name="P22">Himself</text:p>
              <text:p text:style-name="P17">herself</text:p>
              <text:p text:style-name="P17">itself</text:p>
            </table:table-cell>
          </table:table-row>
          <table:table-row>
            <table:table-cell table:style-name="Table5.A2" office:value-type="string">
              <text:p text:style-name="P21">1-ое</text:p>
            </table:table-cell>
            <table:table-cell table:style-name="Table5.A2" office:value-type="string">
              <text:p text:style-name="P21">we</text:p>
            </table:table-cell>
            <table:table-cell table:style-name="Table5.A2" office:value-type="string">
              <text:p text:style-name="P7">Our, ours (наш)</text:p>
            </table:table-cell>
            <table:table-cell table:style-name="Table5.A2" office:value-type="string">
              <text:p text:style-name="P21">Us(нас, нам, нами, о нас)</text:p>
            </table:table-cell>
            <table:table-cell table:style-name="Table5.E2" office:value-type="string">
              <text:p text:style-name="P22">ourself</text:p>
            </table:table-cell>
          </table:table-row>
          <table:table-row>
            <table:table-cell table:style-name="Table5.A2" office:value-type="string">
              <text:p text:style-name="P21">2-ое</text:p>
            </table:table-cell>
            <table:table-cell table:style-name="Table5.A2" office:value-type="string">
              <text:p text:style-name="P21">you</text:p>
            </table:table-cell>
            <table:table-cell table:style-name="Table5.A2" office:value-type="string">
              <text:p text:style-name="P21">Your, yours <text:s/>(<text:span text:style-name="T48">ваш</text:span>)</text:p>
            </table:table-cell>
            <table:table-cell table:style-name="Table5.A2" office:value-type="string">
              <text:p text:style-name="P21">You(вам, вас, вами)</text:p>
            </table:table-cell>
            <table:table-cell table:style-name="Table5.E2" office:value-type="string">
              <text:p text:style-name="P22">yourself</text:p>
            </table:table-cell>
          </table:table-row>
          <table:table-row>
            <table:table-cell table:style-name="Table5.A2" office:value-type="string">
              <text:p text:style-name="P21">3-е</text:p>
            </table:table-cell>
            <table:table-cell table:style-name="Table5.A2" office:value-type="string">
              <text:p text:style-name="P21">They</text:p>
            </table:table-cell>
            <table:table-cell table:style-name="Table5.A2" office:value-type="string">
              <text:p text:style-name="P21">Their, Theirs (их)</text:p>
            </table:table-cell>
            <table:table-cell table:style-name="Table5.A2" office:value-type="string">
              <text:p text:style-name="P7">them(им, их, ими, о них)</text:p>
            </table:table-cell>
            <table:table-cell table:style-name="Table5.E2" office:value-type="string">
              <text:p text:style-name="P17">themself</text:p>
            </table:table-cell>
          </table:table-row>
        </table:table>
        <text:p text:style-name="P11">Притяжательный, называется Possessive. Этот падеж показывает принадлежность субъекта/субъектов или объекта/объектов другим субъектам или объектам;</text:p>
        <text:p text:style-name="P11">Объектный, в английском известен как Objective. Показывает, что существительное или местоимение выполняет функцию получателя действия.</text:p>
        <text:p text:style-name="P8"/>
        <text:p text:style-name="P8">Определители существительного</text:p>
        <text:p text:style-name="P8">---Определителями называются строевые слова, указывающие на то, что слово, к которому они относятся, является существительным. Определители ставятся перед существительным или в начале группы существительного. На это следует обратить особое внимание, так как, независимо от порядка слов в русском предложении, определители (такие например, как притяжательные местоимения, существительные в притяжательном падеже и т. д.) должны стоять перед другими словами, характеризующими существительное: my best friend мой лучший друг, Anna’s new book <text:s/>новая книга Анны.</text:p>
        <text:p text:style-name="P8">---Перед существительным может находиться только один определитель (наличие одного определителя исключает употребление другого). Поэтому такие русские выражения, как некоторые его книги и т. п. нельзя переводить как some his books. Здесь следует употреблять конструкцию с предлогом of: some of his books.</text:p>
        <text:p text:style-name="P8">---Выступая безусловным признаком существительного, они помогают ориентироваться в структуре предложения. Наличие определителя перед любым словом (глагол, прилагательное, наречие и т.п.) указывает на то, что в данном случае это слово является существительным:</text:p>
        <text:p text:style-name="P8">wish (хотеть) - a wish желание <text:s/>green (зеленый) - the green зелень <text:s/>many (много) - the many многие <text:s/>five (пять) - a five пятерка</text:p>
        <text:p text:style-name="P8">---<text:span text:style-name="T49">Если идут 2а существительных подряд, то первое переводится как прилагательное.</text:span></text:p>
        <text:p text:style-name="P8"/>
        <text:p text:style-name="P8">К определителям относятся:</text:p>
        <text:p text:style-name="P8">1 <text:s/>Артикли: неопределенный a, an и определенный the:</text:p>
        <text:p text:style-name="P8">There is a lamp on the table. На столе лампа.</text:p>
        <text:p text:style-name="P8">2 <text:s/>Местоимения притяжательные my мой, his его, her ее, its его, ее, our наш, your твой, ваш, their их:</text:p>
        <text:p text:style-name="P8">Where is my pencil? Где мой карандаш?</text:p>
        <text:p text:style-name="P8">3 <text:s/>Местоимения указательные this этот, these эти, that тот, those те:</text:p>
        <text:p text:style-name="P8">This book is kept on that shelf. Эта книга хранится на той полке.</text:p>
        <text:p text:style-name="P8">4 <text:s/>Местоимения вопросительные what? какой? whose? чей? which? который?:</text:p>
        <text:p text:style-name="P8">What animal is that? Какое это животное?</text:p>
        <text:p text:style-name="P8">5 <text:s/>А также местоимения much много, many много, little мало, few мало, a little немного, a few несколько, some некоторый, несколько, какой-нибудь, any любой, какой-нибудь, other другой, another другой, each каждый, every каждый, either и тот и другой, любой; а также neither ни тот ни другой, no никакой, ни один:</text:p>
        <text:p text:style-name="P8">I have many things to do. У меня много дел.</text:p>
        <text:p text:style-name="P8">There are some apples on the plate. На тарелке несколько яблок.</text:p>
        <text:p text:style-name="P8">You may take either book. Можешь взять любую книгу.</text:p>
        <text:p text:style-name="P8">No words can describe the scene. Никакие слова не могут описать эту сцену.</text:p>
        <text:p text:style-name="P8">6 <text:s/>Существительные в притяжательном падеже. Согласно общему правилу, они вытесняют собой артикль определяемого слова. Но сами существительные в притяжательном падеже могут иметь свой собственный артикль или любой другой определитель.</text:p>
        <text:p text:style-name="P8">He liked to sit in Lisa’s <text:s/>armchair. Он любил сидеть в кресле Лизы.</text:p>
        <text:p text:style-name="P8">the teacher’s book книга учителя</text:p>
        <text:p text:style-name="P8">my father’s tools инструменты моего отца</text:p>
        <text:p text:style-name="P8"/>
        <text:p text:style-name="P19">Цепочка существитеьлных — ряд из трех и более существительных, определяющих одно понятие.</text:p>
        <text:p text:style-name="P19"><text:span text:style-name="T96">Определение 1 Определение 2 … Определение N Главное слово</text:span> </text:p>
        <text:p text:style-name="P19"/>
        <text:p text:style-name="P19">- существительным в родительном падеже (saturation pressure – давление насыщения)</text:p>
        <text:p text:style-name="P19">- прилагательным (a pump house – насосная станция, light waves - световые волны)</text:p>
        <text:p text:style-name="P19">- предложным оборотом (an exchange contract – договор об обмене)</text:p>
        <text:p text:style-name="P19">- причастным оборотом (war damage - ущерб, нанесенный войной)</text:p>
        <text:p text:style-name="P19"/>
        <text:p text:style-name="P19"><text:soft-page-break/>Существительные-определения чаще всего используются в единственном числе, даже если по-русски имеется в виду множественное число:</text:p>
        <text:p text:style-name="P19">a test result indicator – индикатор результатов контроля</text:p>
        <text:p text:style-name="P19"/>
        <text:p text:style-name="P19">Внутри самой цепочки могут встречаться существительные, определяющие одно из существительных цепочки, но не главное существительное:</text:p>
        <text:p text:style-name="P19">a super high voltage transmission line - линия передачи сверхвысоких напряжений</text:p>
        <text:p text:style-name="P19">home market prices - цены внутреннего рынка</text:p>
        <text:p text:style-name="P19"/>
        <text:p text:style-name="P19">Цепочка может состоять из трех слов, среднее из которых – прилагательное, причастие или герундий. Перевод такого ряда следует начинать с последнего слова и придерживаться строго обратного порядка. При этом грамматическая форма среднего слова в переводе соблюдается не всегда.</text:p>
        <text:p text:style-name="P19">the round-feeding system (feeding – причастие I) – система подачи снаряда</text:p>
        <text:p text:style-name="P19">an air-cooled system (cooled – причастие II) – система, охлаждаемая воздухом</text:p>
        <text:p text:style-name="P19">a job scheduling problem (scheduling – Gerund) – проблема планирования (составления графика) работ</text:p>
        <text:p text:style-name="P19"/>
        <text:p text:style-name="P20">Если среднее слово в такой цепочке выражено прилагательным, например:</text:p>
        <text:p text:style-name="P20">dependent - зависимый (от)</text:p>
        <text:p text:style-name="P20">free - свободный (от)</text:p>
        <text:p text:style-name="P20"/>
        <text:p text:style-name="P20">то при переводе можно вводить предлог</text:p>
        <text:p text:style-name="P20">a dose-dependent effect - зависимый от дозы эффект</text:p>
        <text:p text:style-name="P20"/>
        <text:p text:style-name="P20">или переводить без предлога:</text:p>
        <text:p text:style-name="P20">a fault-free device – исправное устройство</text:p>
        <text:p text:style-name="P20"/>
        <text:p text:style-name="P20">Встречаются очень сложные цепочки, включающие несколько глагольных форм. При переводе на английский следует избегать таких цепочек, поскольку они затруднительны при чтении и понимании текста:</text:p>
        <text:p text:style-name="P20">a domestic market oriented goods serial production – серийное производство товаров, ориентированных на внутренний рынок</text:p>
        <text:p text:style-name="P20"/>
        <text:p text:style-name="P20">В цепочке определений могут дополнительно участвовать прилагательные, которые могут относиться, как к существительным-определениям, так и непосредственно к главному слову.</text:p>
        <text:p text:style-name="P20">Если в цепочке первым стоит прилагательное, то оно обычно относится к последнему слову, например:</text:p>
        <text:p text:style-name="P20">The interesting space issue is now discussed in the community. – Эту интересную проблему, касающаяся космоса, сейчас обсуждают в сообществе.</text:p>
        <text:p text:style-name="P20"/>
        <text:p text:style-name="P20">Прилагательное, стоящее первым в цепочке, может также определять следующее за ним существительное, а не последнее в цепочке:</text:p>
        <text:p text:style-name="P20">The gear must perform straight line motion. - Этот механизм должен выполнять движение по прямой линии.</text:p>
        <text:p text:style-name="P2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ru" fo:country="RU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style:font-name="Liberation Serif1" fo:font-family="'Liberation Serif'" fo:font-size="14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Header" style:family="paragraph" style:parent-style-name="Normal" style:class="extra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style:font-name="Liberation Serif1" fo:font-family="'Liberation Serif'" fo:font-size="18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Frame_20_contents" style:display-name="Frame contents" style:family="paragraph" style:parent-style-name="Standard" style:class="extra"/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4cm" fo:margin-bottom="0.64cm" fo:margin-left="0.64cm" fo:margin-right="0.6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ndrey </meta:initial-creator>
    <meta:creation-date>2016-06-25T09:16:40.084071904</meta:creation-date>
    <dc:date>2020-06-21T22:10:56.559991202</dc:date>
    <meta:editing-duration>P1DT2H12M39S</meta:editing-duration>
    <meta:editing-cycles>134</meta:editing-cycles>
    <meta:document-statistic meta:table-count="4" meta:image-count="0" meta:object-count="0" meta:page-count="6" meta:paragraph-count="271" meta:word-count="2933" meta:character-count="19670" meta:non-whitespace-character-count="16824"/>
  </office:meta>
</office:document-meta>
</file>